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06000001C6E95FBE0312BED8D7.png" manifest:media-type="image/png"/>
  <manifest:file-entry manifest:full-path="Pictures/1000000000000078000000785B6BBFDA11D6C4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Boo" svg:font-family="LegacySanITBoo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ula1" style:family="table">
      <style:table-properties style:width="13.547cm" fo:margin-left="-0.037cm" fo:margin-right="2.489cm" table:align="margins" style:writing-mode="lr-tb"/>
    </style:style>
    <style:style style:name="Taula1.A" style:family="table-column">
      <style:table-column-properties style:column-width="2.432cm" style:rel-column-width="11767*"/>
    </style:style>
    <style:style style:name="Taula1.B" style:family="table-column">
      <style:table-column-properties style:column-width="3.704cm" style:rel-column-width="17919*"/>
    </style:style>
    <style:style style:name="Taula1.C" style:family="table-column">
      <style:table-column-properties style:column-width="0.635cm" style:rel-column-width="3071*"/>
    </style:style>
    <style:style style:name="Taula1.D" style:family="table-column">
      <style:table-column-properties style:column-width="3.995cm" style:rel-column-width="19327*"/>
    </style:style>
    <style:style style:name="Taula1.E" style:family="table-column">
      <style:table-column-properties style:column-width="1.005cm" style:rel-column-width="4863*"/>
    </style:style>
    <style:style style:name="Taula1.F" style:family="table-column">
      <style:table-column-properties style:column-width="1.774cm" style:rel-column-width="8588*"/>
    </style:style>
    <style:style style:name="Taula1.1" style:family="table-row">
      <style:table-row-properties style:row-height="0.501cm" fo:keep-together="auto"/>
    </style:style>
    <style:style style:name="Taula1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ula1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" style:family="table">
      <style:table-properties style:width="16.002cm" table:align="left" style:writing-mode="lr-tb"/>
    </style:style>
    <style:style style:name="Taula2.A" style:family="table-column">
      <style:table-column-properties style:column-width="13.471cm"/>
    </style:style>
    <style:style style:name="Taula2.B" style:family="table-column">
      <style:table-column-properties style:column-width="0.288cm"/>
    </style:style>
    <style:style style:name="Taula2.C" style:family="table-column">
      <style:table-column-properties style:column-width="2.244cm"/>
    </style:style>
    <style:style style:name="Taula2.1" style:family="table-row">
      <style:table-row-properties style:min-row-height="0.501cm" fo:keep-together="always"/>
    </style:style>
    <style:style style:name="Taula2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ula2.2" style:family="table-row">
      <style:table-row-properties style:row-height="0.501cm" fo:keep-together="always"/>
    </style:style>
    <style:style style:name="Taula2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2.B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none" style:writing-mode="lr-tb"/>
    </style:style>
    <style:style style:name="Taula2.B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ula2.17" style:family="table-row">
      <style:table-row-properties style:row-height="0.6cm" fo:keep-together="always"/>
    </style:style>
    <style:style style:name="Taula3" style:family="table">
      <style:table-properties style:width="16.002cm" table:align="left" style:writing-mode="lr-tb"/>
    </style:style>
    <style:style style:name="Taula3.A" style:family="table-column">
      <style:table-column-properties style:column-width="16.002cm"/>
    </style:style>
    <style:style style:name="Taula3.1" style:family="table-row">
      <style:table-row-properties style:row-height="0.501cm" fo:keep-together="auto"/>
    </style:style>
    <style:style style:name="Taula3.A1" style:family="table-cell">
      <style:table-cell-properties style:vertical-align="top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3.A2" style:family="table-cell">
      <style:table-cell-properties style:vertical-align="top" fo:padding-left="0.123cm" fo:padding-right="0.123cm" fo:padding-top="0cm" fo:padding-bottom="0cm" fo:border-left="none" fo:border-right="none" fo:border-top="0.5pt solid #000000" fo:border-bottom="0.5pt solid #000000" style:writing-mode="lr-tb"/>
    </style:style>
    <style:style style:name="Taula4" style:family="table">
      <style:table-properties style:width="16.002cm" table:align="left" style:writing-mode="lr-tb"/>
    </style:style>
    <style:style style:name="Taula4.A" style:family="table-column">
      <style:table-column-properties style:column-width="16.002cm"/>
    </style:style>
    <style:style style:name="Taula4.1" style:family="table-row">
      <style:table-row-properties style:row-height="0.501cm" fo:keep-together="auto"/>
    </style:style>
    <style:style style:name="Taula4.A1" style:family="table-cell">
      <style:table-cell-properties style:vertical-align="top" fo:background-color="#eeece1" fo:padding-left="0.123cm" fo:padding-right="0.123cm" fo:padding-top="0cm" fo:padding-bottom="0cm" fo:border-left="none" fo:border-right="none" fo:border-top="none" fo:border-bottom="0.5pt solid #000000" style:writing-mode="lr-tb">
        <style:background-image/>
      </style:table-cell-properties>
    </style:style>
    <style:style style:name="Taula4.A2" style:family="table-cell">
      <style:table-cell-properties style:vertical-align="top" fo:background-color="#eeece1" fo:padding-left="0.123cm" fo:padding-right="0.12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P2" style:family="paragraph" style:parent-style-name="Header">
      <style:paragraph-properties>
        <style:tab-stops/>
      </style:paragraph-properties>
      <style:text-properties style:font-name="LegacySanITCBoo1" fo:font-size="13pt" fo:language="ca" fo:country="ES" style:font-size-asian="13pt" style:font-size-complex="13pt"/>
    </style:style>
    <style:style style:name="P3" style:family="paragraph" style:parent-style-name="Header">
      <style:paragraph-properties>
        <style:tab-stops/>
      </style:paragraph-properties>
      <style:text-properties style:font-name="LegacySanITCBoo1" fo:font-size="13pt" fo:language="ca" fo:country="ES" fo:font-style="italic" officeooo:rsid="0007e0cb" officeooo:paragraph-rsid="0007e0cb" style:font-size-asian="13pt" style:font-style-asian="italic" style:font-size-complex="13pt" style:font-style-complex="italic"/>
    </style:style>
    <style:style style:name="P4" style:family="paragraph" style:parent-style-name="Standard">
      <style:text-properties style:font-name="LegacySanITCBoo1" fo:font-size="13pt" style:font-size-asian="13pt" style:font-size-complex="13pt"/>
    </style:style>
    <style:style style:name="P5" style:family="paragraph" style:parent-style-name="Standard">
      <style:paragraph-properties fo:line-height="0.564cm" fo:text-align="justify" style:justify-single-word="false"/>
      <style:text-properties style:font-name="LegacySanITCBoo1" fo:font-size="13pt" style:font-size-asian="13pt" style:font-size-complex="13pt"/>
    </style:style>
    <style:style style:name="P6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style:font-size-asian="13pt" style:font-size-complex="13pt"/>
    </style:style>
    <style:style style:name="P7" style:family="paragraph" style:parent-style-name="Standard">
      <style:paragraph-properties fo:line-height="0.564cm" fo:text-align="justify" style:justify-single-word="false" style:snap-to-layout-grid="false">
        <style:tab-stops>
          <style:tab-stop style:position="11.829cm"/>
        </style:tab-stops>
      </style:paragraph-properties>
      <style:text-properties style:font-name="LegacySanITCBoo1" fo:font-size="13pt" style:font-size-asian="13pt" style:font-size-complex="13pt"/>
    </style:style>
    <style:style style:name="P8" style:family="paragraph" style:parent-style-name="Standard">
      <style:paragraph-properties fo:line-height="0.564cm" style:snap-to-layout-grid="false"/>
      <style:text-properties style:font-name="LegacySanITCBoo1" fo:font-size="13pt" style:font-size-asian="13pt" style:font-size-complex="13pt"/>
    </style:style>
    <style:style style:name="P9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1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2" style:family="paragraph" style:parent-style-name="Standard">
      <style:paragraph-properties fo:margin-left="-0.374cm" fo:margin-right="0cm" fo:line-height="0.564cm" fo:text-align="justify" style:justify-single-word="false" fo:text-indent="0.374cm" style:auto-text-indent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officeooo:rsid="0007c84f" officeooo:paragraph-rsid="0007ebbb" style:font-size-asian="13pt" style:font-size-complex="13pt"/>
    </style:style>
    <style:style style:name="P14" style:family="paragraph" style:parent-style-name="Standard">
      <style:paragraph-properties fo:line-height="0.564cm" fo:text-align="end" style:justify-single-word="false" style:snap-to-layout-grid="false"/>
      <style:text-properties style:font-name="LegacySanITCBoo1" fo:font-size="13pt" officeooo:rsid="0007c84f" officeooo:paragraph-rsid="0007c84f" style:font-size-asian="13pt" style:font-size-complex="13pt"/>
    </style:style>
    <style:style style:name="P15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line-height="0.564cm" fo:text-align="center" style:justify-single-word="false" style:snap-to-layout-grid="false"/>
      <style:text-properties style:font-name="LegacySanITCBoo1" fo:font-size="13pt" fo:font-weight="bold" style:font-size-asian="13pt" style:font-weight-asian="bold" style:font-size-complex="13pt" style:font-weight-complex="bold"/>
    </style:style>
    <style:style style:name="P17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style:font-size-asian="8pt" style:font-size-complex="8pt"/>
    </style:style>
    <style:style style:name="P18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8pt" style:font-size-complex="8pt"/>
    </style:style>
    <style:style style:name="P19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8pt" style:font-size-complex="8pt"/>
    </style:style>
    <style:style style:name="P20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b228f" style:font-size-asian="8pt" style:font-size-complex="8pt"/>
    </style:style>
    <style:style style:name="P21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c84f" officeooo:paragraph-rsid="0007c84f" style:font-size-asian="7pt" style:font-size-complex="8pt"/>
    </style:style>
    <style:style style:name="P22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0cb" officeooo:paragraph-rsid="0007e0cb" style:font-size-asian="7pt" style:font-size-complex="8pt"/>
    </style:style>
    <style:style style:name="P23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8pt" officeooo:rsid="0007ebbb" officeooo:paragraph-rsid="0007ebbb" style:font-size-asian="7pt" style:font-size-complex="8pt"/>
    </style:style>
    <style:style style:name="P24" style:family="paragraph" style:parent-style-name="Standard">
      <style:paragraph-properties fo:line-height="0.564cm" fo:text-align="justify" style:justify-single-word="false" style:snap-to-layout-grid="false"/>
      <style:text-properties style:font-name="LegacySanITCBoo1" fo:font-size="10.5pt" officeooo:rsid="0007c84f" officeooo:paragraph-rsid="0007c84f" style:font-size-asian="10.5pt" style:font-size-complex="10.5pt"/>
    </style:style>
    <style:style style:name="P25" style:family="paragraph" style:parent-style-name="Standard">
      <style:paragraph-properties fo:line-height="0.564cm" fo:text-align="justify" style:justify-single-word="false" style:snap-to-layout-grid="false"/>
    </style:style>
    <style:style style:name="P26" style:family="paragraph" style:parent-style-name="Standard">
      <style:paragraph-properties fo:line-height="0.564cm" fo:text-align="justify" style:justify-single-word="false" style:snap-to-layout-grid="false"/>
      <style:text-properties style:font-name="LegacySanITCBoo" fo:font-size="8pt" officeooo:rsid="0007e0cb" officeooo:paragraph-rsid="0007e0cb" style:font-size-asian="8pt" style:font-size-complex="8pt"/>
    </style:style>
    <style:style style:name="P27" style:family="paragraph" style:parent-style-name="Standard" style:master-page-name="Standard">
      <style:paragraph-properties fo:line-height="0.564cm" fo:text-align="justify" style:justify-single-word="false" style:page-number="auto"/>
      <style:text-properties style:font-name="LegacySanITCBoo1" fo:font-size="13pt" fo:font-weight="bold" style:font-size-asian="13pt" style:font-weight-asian="bold" style:font-size-complex="13pt"/>
    </style:style>
    <style:style style:name="P28" style:family="paragraph" style:parent-style-name="Standard">
      <style:paragraph-properties fo:text-align="justify" style:justify-single-word="false"/>
      <style:text-properties style:font-name="LegacySanITCBoo1" fo:font-size="13pt" style:font-size-asian="13pt" style:font-size-complex="13pt"/>
    </style:style>
    <style:style style:name="P29" style:family="paragraph" style:parent-style-name="Heading_20_3">
      <style:text-properties style:font-name="LegacySanITCBoo1" fo:font-size="13pt" style:font-size-asian="13pt" style:font-size-complex="13pt"/>
    </style:style>
    <style:style style:name="T1" style:family="text">
      <style:text-properties officeooo:rsid="0007c84f"/>
    </style:style>
    <style:style style:name="T2" style:family="text">
      <style:text-properties officeooo:rsid="000b228f"/>
    </style:style>
    <style:style style:name="T3" style:family="text">
      <style:text-properties fo:font-size="8pt" officeooo:rsid="0007c84f" style:font-size-asian="7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COMUNICAT DE L’ALUMNE 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office:value-type="string">
            <text:p text:style-name="P8">Període de de <text:s text:c="2"/>del</text:p>
          </table:table-cell>
          <table:table-cell table:style-name="Taula1.B1" office:value-type="string">
            <text:p text:style-name="P11">13 d’octubre</text:p>
          </table:table-cell>
          <table:table-cell table:style-name="Taula1.A1" office:value-type="string">
            <text:p text:style-name="P6">al</text:p>
          </table:table-cell>
          <table:table-cell table:style-name="Taula1.B1" office:value-type="string">
            <text:p text:style-name="P11">26 d’octubre</text:p>
          </table:table-cell>
          <table:table-cell table:style-name="Taula1.A1" office:value-type="string">
            <text:p text:style-name="P8">de </text:p>
          </table:table-cell>
          <table:table-cell table:style-name="Taula1.B1" office:value-type="string">
            <text:p text:style-name="P12">2023</text:p>
          </table:table-cell>
        </table:table-row>
      </table:table>
      <text:p text:style-name="P5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office:value-type="string">
            <text:p text:style-name="P15">Activitats realitzades en l’empresa</text:p>
          </table:table-cell>
          <table:table-cell table:style-name="Taula2.A1" office:value-type="string">
            <text:p text:style-name="P16"/>
          </table:table-cell>
          <table:table-cell table:style-name="Taula2.A1" office:value-type="string">
            <text:p text:style-name="P16">Hores</text:p>
          </table:table-cell>
        </table:table-row>
        <table:table-row table:style-name="Taula2.2">
          <table:table-cell table:style-name="Taula2.A2" office:value-type="string">
            <text:p text:style-name="P17">Desenvolupament del projecte web Aura de Mallorca: funcionalitat principal de reserves</text:p>
          </table:table-cell>
          <table:table-cell table:style-name="Taula2.B2" office:value-type="string">
            <text:p text:style-name="P6"/>
          </table:table-cell>
          <table:table-cell table:style-name="Taula2.A2" office:value-type="string">
            <text:p text:style-name="P24">24h (3 dies)</text:p>
          </table:table-cell>
        </table:table-row>
        <table:table-row table:style-name="Taula2.2">
          <table:table-cell table:style-name="Taula2.A2" office:value-type="string">
            <text:p text:style-name="P21">Muntatge de discs durs SSD a 3 equips de l'empresa, realitzant tasques de sistemes de muntatge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8h</text:p>
          </table:table-cell>
        </table:table-row>
        <table:table-row table:style-name="Taula2.2">
          <table:table-cell table:style-name="Taula2.A2" office:value-type="string">
            <text:p text:style-name="P7"><text:span text:style-name="T3">Inicialització del CMS Gestor de Traduccions proposat per Homerti per a projecte i consum.</text:span><text:tab/>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7h</text:p>
          </table:table-cell>
        </table:table-row>
        <table:table-row table:style-name="Taula2.2">
          <table:table-cell table:style-name="Taula2.A2" office:value-type="string">
            <text:p text:style-name="P21">Desenvolupament del sistema sencer de CMS programant la funcionalitat principal de frontend i també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1">en backend del sistema de formulari de traduccions per pàgines i seccions, fent-se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1">correctament la seva inserció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16h</text:p>
          </table:table-cell>
        </table:table-row>
        <table:table-row table:style-name="Taula2.2">
          <table:table-cell table:style-name="Taula2.A2" office:value-type="string">
            <text:p text:style-name="P21">Finalització del CMS en la seva funcionalitat principal, optimitzant codi de manera segura amb modes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21">de desenvolupament i produc<text:span text:style-name="T2">ció</text:span>, així com implementant-ho al projecte web del cicle també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>16h</text:p>
          </table:table-cell>
        </table:table-row>
        <table:table-row table:style-name="Taula2.2">
          <table:table-cell table:style-name="Taula2.A2" office:value-type="string">
            <text:p text:style-name="P18">Polint responsivitat i minificació a la web de l'Hotel del projecte, a més de refactorització, i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1"/>
          </table:table-cell>
        </table:table-row>
        <table:table-row table:style-name="Taula2.2">
          <table:table-cell table:style-name="Taula2.A2" office:value-type="string">
            <text:p text:style-name="P23">completat la realització de pagaments amb <text:span text:style-name="T2">S</text:span>tripe, juntament amb tot el sistema de verificació de correu.</text:p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13">8h</text:p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2">
          <table:table-cell table:style-name="Taula2.A2" office:value-type="string">
            <text:p text:style-name="P6"/>
          </table:table-cell>
          <table:table-cell table:style-name="Taula2.B3" office:value-type="string">
            <text:p text:style-name="P6"/>
          </table:table-cell>
          <table:table-cell table:style-name="Taula2.A2" office:value-type="string">
            <text:p text:style-name="P6"/>
          </table:table-cell>
        </table:table-row>
        <table:table-row table:style-name="Taula2.17">
          <table:table-cell table:style-name="Taula2.B2" office:value-type="string">
            <text:p text:style-name="P9">Hores totals de pràctiques:</text:p>
          </table:table-cell>
          <table:table-cell table:style-name="Taula2.B3" office:value-type="string">
            <text:p text:style-name="P9"/>
          </table:table-cell>
          <table:table-cell table:style-name="Taula2.A2" office:value-type="string">
            <text:p text:style-name="P14">79h</text:p>
          </table:table-cell>
        </table:table-row>
      </table:table>
      <text:h text:style-name="P29" text:outline-level="3"/>
      <text:h text:style-name="Heading_20_3" text:outline-level="3">OBSERVACIONS/VALORACIONS:</text:h>
      <table:table table:name="Taula3" table:style-name="Taula3">
        <table:table-column table:style-name="Taula3.A"/>
        <table:table-row table:style-name="Taula3.1">
          <table:table-cell table:style-name="Taula3.A1" office:value-type="string">
            <text:p text:style-name="P26">Aquestes 2 setmanes arribant a la mitat de les FCT han sigut molt productives <text:span text:style-name="T2">y amb moltes tasques</text:span></text:p>
          </table:table-cell>
        </table:table-row>
        <table:table-row table:style-name="Taula3.1">
          <table:table-cell table:style-name="Taula3.A2" office:value-type="string">
            <text:p text:style-name="P19">amb moltes tasques del projecte i de l’empresa, m’he integrat molt amb l’equip, conegut nous companys</text:p>
          </table:table-cell>
        </table:table-row>
        <table:table-row table:style-name="Taula3.1">
          <table:table-cell table:style-name="Taula3.A1" office:value-type="string">
            <text:p text:style-name="P20">y treballat proactivament en equip, a més, he après noves formes de programar web dels meus companys</text:p>
          </table:table-cell>
        </table:table-row>
        <table:table-row table:style-name="Taula3.1">
          <table:table-cell table:style-name="Taula3.A2" office:value-type="string">
            <text:p text:style-name="P22">d’empresa amb bones pràctiques y treball amb control de versions amb Git y Gitkraken.</text:p>
          </table:table-cell>
        </table:table-row>
        <table:table-row table:style-name="Taula3.1">
          <table:table-cell table:style-name="Taula3.A2" office:value-type="string">
            <text:p text:style-name="P6"/>
          </table:table-cell>
        </table:table-row>
      </table:table>
      <text:p text:style-name="P10">L’alumne</text:p>
      <text:p text:style-name="P2"/>
      <text:p text:style-name="P3">Fernando Gonz<text:span text:style-name="T2">a</text:span>lez Serrano</text:p>
      <text:p text:style-name="P4"/>
      <text:p text:style-name="P4">(Nom i llinatges)</text:p>
      <text:p text:style-name="P4"/>
      <text:h text:style-name="Heading_20_3" text:outline-level="3">OBSERVACIONS/ORIENTACIONS:</text:h>
      <table:table table:name="Taula4" table:style-name="Taula4">
        <table:table-column table:style-name="Taula4.A"/>
        <table:table-row table:style-name="Taula4.1">
          <table:table-cell table:style-name="Taula4.A1" office:value-type="string">
            <text:p text:style-name="P25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  <table:table-row table:style-name="Taula4.1">
          <table:table-cell table:style-name="Taula4.A2" office:value-type="string">
            <text:p text:style-name="P6"/>
          </table:table-cell>
        </table:table-row>
      </table:table>
      <text:p text:style-name="P10"/>
      <text:p text:style-name="P10">El tutor del centre educatiu</text:p>
      <text:p text:style-name="P10"/>
      <text:p text:style-name="P10"/>
      <text:p text:style-name="P10"/>
      <text:p text:style-name="P10"/>
      <text:p text:style-name="P10">(Nom i llinatges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wiss" style:font-pitch="variable"/>
    <style:font-face style:name="LegacySanITBoo" svg:font-family="LegacySanITBoo"/>
    <style:font-face style:name="LegacySanITCBoo" svg:font-family="LegacySanITCBoo"/>
    <style:font-face style:name="LegacySanITCBoo1" svg:font-family="LegacySanITCBoo" style:font-family-generic="swiss" style:font-pitch="variable"/>
    <style:font-face style:name="MS Mincho" svg:font-family="'MS Mincho'" style:font-family-generic="system" style:font-pitch="variable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ca" fo:country="ES" style:font-name-asian="Times New Roman" style:font-family-asian="'Times New Roman'" style:font-family-generic-asian="roman" style:font-pitch-asian="variable" style:font-size-asian="10pt" style:font-name-complex="Calibri" style:font-family-complex="Calibri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style:font-name="Tahoma1" fo:font-family="Tahoma" style:font-family-generic="swiss" style:font-pitch="variable" fo:font-size="11pt" fo:font-weight="bold" style:font-size-asian="11pt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text-properties fo:language="es" fo:country="ES"/>
    </style:style>
    <style:style style:name="Footnote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3_20_Car" style:display-name="Título 3 Car" style:family="text" style:parent-style-name="Fuente_20_de_20_párrafo_20_predeter.">
      <style:text-properties style:font-name="Tahoma1" fo:font-family="Tahoma" style:font-family-generic="swiss" style:font-pitch="variable" fo:language="ca" fo:country="ES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ula5" style:family="table">
      <style:table-properties style:width="16.002cm" table:align="left" style:writing-mode="lr-tb"/>
    </style:style>
    <style:style style:name="Taula5.A" style:family="table-column">
      <style:table-column-properties style:column-width="4.613cm"/>
    </style:style>
    <style:style style:name="Taula5.B" style:family="table-column">
      <style:table-column-properties style:column-width="8.389cm"/>
    </style:style>
    <style:style style:name="Taula5.C" style:family="table-column">
      <style:table-column-properties style:column-width="3cm"/>
    </style:style>
    <style:style style:name="Taula5.1" style:family="table-row">
      <style:table-row-properties style:min-row-height="0.646cm" fo:keep-together="auto"/>
    </style:style>
    <style:style style:name="Taula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ula5.B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ula5.C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ula5.2" style:family="table-row">
      <style:table-row-properties style:min-row-height="0.647cm" fo:keep-together="auto"/>
    </style:style>
    <style:style style:name="Taula5.3" style:family="table-row">
      <style:table-row-properties style:min-row-height="0.691cm" fo:keep-together="auto"/>
    </style:style>
    <style:style style:name="MP1" style:family="paragraph" style:parent-style-name="Header">
      <style:paragraph-properties style:snap-to-layout-grid="false"/>
      <style:text-properties style:font-name="LegacySanITCBoo1" fo:language="ca" fo:country="ES"/>
    </style:style>
    <style:style style:name="MT1" style:family="text">
      <style:text-properties officeooo:rsid="0007c84f"/>
    </style:style>
    <style:style style:name="MT2" style:family="text">
      <style:text-properties officeooo:rsid="000b228f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2.501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3cm" fo:margin-bottom="2.501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ula5" table:style-name="Taula5">
          <table:table-column table:style-name="Taula5.A"/>
          <table:table-column table:style-name="Taula5.B"/>
          <table:table-column table:style-name="Taula5.C"/>
          <table:table-row table:style-name="Taula5.1">
            <table:table-cell table:style-name="Taula5.A1" table:number-rows-spanned="3" office:value-type="string">
              <text:p text:style-name="MP1"><draw:frame draw:style-name="Mfr1" draw:name="gráficos1" text:anchor-type="paragraph" svg:width="4.445cm" svg:height="1.568cm" draw:z-index="0"><draw:image xlink:href="Pictures/1000000100000506000001C6E95FBE0312BED8D7.png" xlink:type="simple" xlink:show="embed" xlink:actuate="onLoad" draw:mime-type="image/png"/></draw:frame></text:p>
            </table:table-cell>
            <table:table-cell table:style-name="Taula5.B1" office:value-type="string">
              <text:p text:style-name="MP1">Alumne: <text:span text:style-name="MT1">Fernando Gonz</text:span><text:span text:style-name="MT2">a</text:span><text:span text:style-name="MT1">lez Serrano</text:span></text:p>
            </table:table-cell>
            <table:table-cell table:style-name="Taula5.C1" table:number-rows-spanned="3" office:value-type="string">
              <text:p text:style-name="MP1">Logo del centre educatiu</text:p>
              <text:p text:style-name="MP1"><draw:frame draw:style-name="Mfr1" draw:name="Imagen1" text:anchor-type="char" svg:width="1.011cm" svg:height="1.011cm" draw:z-index="1"><draw:image xlink:href="Pictures/1000000000000078000000785B6BBFDA11D6C43F.png" xlink:type="simple" xlink:show="embed" xlink:actuate="onLoad" draw:mime-type="image/png"/></draw:frame></text:p>
            </table:table-cell>
          </table:table-row>
          <table:table-row table:style-name="Taula5.2">
            <table:covered-table-cell table:style-name="Taula5.A1"/>
            <table:table-cell table:style-name="Taula5.B1" office:value-type="string">
              <text:p text:style-name="MP1">Centre educatiu: <text:span text:style-name="MT1">CIFP Pau Casesnoves</text:span></text:p>
            </table:table-cell>
            <table:covered-table-cell table:style-name="Taula5.C1"/>
          </table:table-row>
          <table:table-row table:style-name="Taula5.3">
            <table:covered-table-cell table:style-name="Taula5.A1"/>
            <table:table-cell table:style-name="Taula5.B1" office:value-type="string">
              <text:p text:style-name="MP1">Centre de treball: <text:span text:style-name="MT1">Homerti (Ca S’Amitger SL)</text:span></text:p>
            </table:table-cell>
            <table:covered-table-cell table:style-name="Taula5.C1"/>
          </table:table-row>
        </table:table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56852</meta:initial-creator>
    <meta:creation-date>2012-01-10T13:31:00</meta:creation-date>
    <dc:date>2023-10-26T15:37:10.119000000</dc:date>
    <meta:editing-cycles>12</meta:editing-cycles>
    <meta:editing-duration>P23DT23H1M36S</meta:editing-duration>
    <meta:generator>LibreOffice/7.6.2.1$Windows_X86_64 LibreOffice_project/56f7684011345957bbf33a7ee678afaf4d2ba333</meta:generator>
    <meta:document-statistic meta:table-count="5" meta:image-count="2" meta:object-count="0" meta:page-count="1" meta:paragraph-count="42" meta:word-count="266" meta:character-count="1706" meta:non-whitespace-character-count="1477"/>
  </office:meta>
</office:document-meta>
</file>